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Georgia, sans-serif"/>
    <style:font-face style:name="Tahoma1" svg:font-family="Tahoma"/>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fo:text-align="start" style:justify-single-word="false" fo:orphans="2" fo:widows="2"/>
      <style:text-properties fo:font-variant="normal" fo:text-transform="none" fo:color="#333333" style:font-name="arial" fo:font-size="9pt" fo:letter-spacing="normal" fo:font-style="normal" fo:font-weight="normal"/>
    </style:style>
    <style:style style:name="P5" style:family="paragraph" style:parent-style-name="Text_20_body">
      <style:paragraph-properties fo:margin-top="0in" fo:margin-bottom="0in" fo:text-align="start" style:justify-single-word="false" fo:orphans="2" fo:widows="2"/>
    </style:style>
    <style:style style:name="P6" style:family="paragraph" style:parent-style-name="Default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arial" fo:font-size="12pt" fo:letter-spacing="normal" fo:font-style="normal"/>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bold"/>
    </style:style>
    <style:style style:name="T6" style:family="text">
      <style:text-properties fo:font-variant="normal" fo:text-transform="none" fo:color="#000000" style:font-name="arial" fo:font-size="14pt" fo:letter-spacing="normal" fo:font-style="normal" fo:font-weight="normal"/>
    </style:style>
    <style:style style:name="T7" style:family="text">
      <style:text-properties fo:font-variant="normal" fo:text-transform="none" fo:color="#000000" style:font-name="arial" fo:font-size="9pt" fo:letter-spacing="normal" fo:font-style="normal" fo:font-weight="normal"/>
    </style:style>
    <style:style style:name="T8" style:family="text">
      <style:text-properties fo:font-variant="normal" fo:text-transform="none" fo:color="#000000" style:font-name="Arial1" fo:font-size="9pt" fo:letter-spacing="normal" fo:font-style="normal" fo:font-weight="normal"/>
    </style:style>
    <style:style style:name="T9" style:family="text">
      <style:text-properties fo:font-variant="normal" fo:text-transform="none" fo:color="#000000" style:font-name="arial1" fo:font-size="12pt" fo:letter-spacing="normal" fo:font-style="normal" fo:font-weight="normal"/>
    </style:style>
    <style:style style:name="T10" style:family="text">
      <style:text-properties fo:font-variant="normal" fo:text-transform="none" fo:color="#0000cc" style:font-name="arial" fo:font-size="12pt" fo:letter-spacing="normal" fo:font-style="normal" fo:font-weight="normal"/>
    </style:style>
    <style:style style:name="T11" style:family="text">
      <style:text-properties fo:font-variant="normal" fo:text-transform="none" fo:color="#333333" style:font-name="arial" fo:font-size="12pt" fo:letter-spacing="normal" fo:font-style="normal" fo:font-weight="bold"/>
    </style:style>
    <style:style style:name="T12" style:family="text">
      <style:text-properties fo:font-variant="normal" fo:text-transform="none" fo:color="#333333" style:font-name="arial" fo:font-size="12pt" fo:letter-spacing="normal" fo:font-style="normal" fo:font-weight="normal"/>
    </style:style>
    <style:style style:name="T13" style:family="text">
      <style:text-properties fo:font-variant="normal" fo:text-transform="none" fo:color="#333333" style:font-name="Arial1"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ext:s/><text:span text:style-name="T1">Toianna Wika</text:span> </text:p>
      <text:p text:style-name="Default_20_Text"><text:span text:style-name="T1"><text:s/>1478 Sheldon St</text:span> <text:s text:c="9"/></text:p>
      <text:p text:style-name="Default_20_Text"><text:span text:style-name="T1"><text:s/>St</text:span> <text:span text:style-name="T1">Paul, MN 55108</text:span></text:p>
      <text:p text:style-name="Default_20_Text"><text:span text:style-name="T1"><text:s/>Cell:</text:span> <text:span text:style-name="T1">651-792-6239</text:span></text:p>
      <text:p text:style-name="P1"><text:a xlink:type="simple" xlink:href="mailto:pikkukarhu11@gmail.com"><text:s/>pikkukarhu11@gmail.com</text:a></text:p>
      <text:p text:style-name="P1"/>
      <text:p text:style-name="P1">PROFESSIONAL ENDEAVOUR: <text:s/><text:span text:style-name="T2">To</text:span> <text:span text:style-name="T2">establish</text:span> <text:span text:style-name="T2">myself</text:span> <text:span text:style-name="T2">as</text:span> <text:span text:style-name="T2">a professional</text:span> <text:span text:style-name="T2">writer</text:span> <text:span text:style-name="T2">and</text:span> <text:span text:style-name="T2">editor</text:span> <text:s text:c="29"/></text:p>
      <text:p text:style-name="P1"/>
      <text:p text:style-name="P1">RELEVANT EDUCATION: <text:s text:c="5"/><text:span text:style-name="T2">BA,</text:span> <text:span text:style-name="T2">English,</text:span> <text:span text:style-name="T2">Carleton</text:span> <text:span text:style-name="T2">College,</text:span> <text:span text:style-name="T2">1981</text:span> </text:p>
      <text:p text:style-name="P1"><text:s text:c="59"/><text:span text:style-name="T2">social</text:span> <text:span text:style-name="T2">services</text:span> <text:span text:style-name="T2">major,</text:span> <text:span text:style-name="T2">University</text:span> <text:span text:style-name="T2">of</text:span> <text:span text:style-name="T2">NV,</text:span> <text:span text:style-name="T2">Reno</text:span>, <text:span text:style-name="T2">1983</text:span> </text:p>
      <text:p text:style-name="P1"><text:s text:c="26"/></text:p>
      <text:p text:style-name="P1">MOST RECENT WRITING JOBS:</text:p>
      <text:p text:style-name="P1"/>
      <text:p text:style-name="P3"><text:span text:style-name="T4">August 2010- ? </text:span><text:span text:style-name="T3">COLUMNIST</text:span><text:span text:style-name="T4">, "40+ Divas," for online "Belle Noir" woman's magazine.  </text:span><text:a xlink:type="simple" xlink:href="http://www.belle-noir.com/home.html" office:target-frame-name="_blank" xlink:show="new"><text:span text:style-name="T10">http://www.belle-noir.com/home.html</text:span></text:a><text:span text:style-name="T4">; editor Aja B Stubbs, </text:span><text:a xlink:type="simple" xlink:href="mailto:editor@belle-noir.com" office:target-frame-name="_blank" xlink:show="new"><text:span text:style-name="T10">editor@belle-noir.com</text:span></text:a><text:span text:style-name="T8"> </text:span><text:span text:style-name="T4">($50/article.)<text:line-break/><text:line-break/>March 2010 – present </text:span><text:span text:style-name="T3">PROMOTIONAL CONTENT WRITER/EDITOR</text:span><text:span text:style-name="T4">. Ground </text:span><text:span text:style-name="T6">floor position of creating promotional content for new author Dawn Tevy's website and newsletter for same. Second in command for decisions about website and newsletter content. Dawn is author of soon to be published fantasy book series "Angels and Warriors." In this capacity, I am making suggestions for the content layout of Dawn's website, including the following: a specific column involving the heroine in her series, utilizing freelance writers for articles, starting several contests, and starting a newsletter. I am writing ads to find writers and will then read, edit, and proofread their submissions, as well as proofing other web content. I</text:span><text:span text:style-name="T8"> </text:span><text:span text:style-name="T4">will help with social networking sites and attend to other jobs as they arise. My name as a write for Dawn is Lady Natula. I am accountable to author Dawn Tevy (Lady Tena).</text:span><text:a xlink:type="simple" xlink:href="mailto:dawntevy@yahoo.com" office:target-frame-name="_blank" xlink:show="new"><text:span text:style-name="T10">dawntevy@yahoo.com</text:span></text:a></text:p>
      <text:p text:style-name="P5"><text:span text:style-name="T7">January 2010 – present. </text:span><text:span text:style-name="T11">FREELANCE CONTRIBUTOR</text:span><text:span text:style-name="T12">, “Minnesota Christian Chronicle, "“Woman Follows God's Leading to Start Employment Service,”June </text:span><text:span text:style-name="T4">2010, vol 32, No 6.; “Networking Organization Connects Christian Businesswomen,” February 2010, vol 32, No 2. Editor , Scott Noble, </text:span><text:a xlink:type="simple" xlink:href="mailto:editor@mcchronicle.com" office:target-frame-name="_blank" xlink:show="new"><text:span text:style-name="T10">editor@mcchronicle.com</text:span></text:a><text:span text:style-name="T8"> </text:span><text:span text:style-name="T4">(ave $75/article)</text:span></text:p>
      <text:p text:style-name="P5"><text:span text:style-name="T4"/></text:p>
      <text:p text:style-name="P5"><text:span text:style-name="T4">February 2010 - January 2010. </text:span><text:span text:style-name="T5">FREELANCE CONTRIBUTOR</text:span><text:span text:style-name="T4">, online “Undiscovered" </text:span></text:p>
      <text:p text:style-name="P5"><text:span text:style-name="T7">magazine. “Heavenly Vocals are Delivered Via Michele Thomas in 'Messenger,'”</text:span><text:span text:style-name="T9">“</text:span><text:span text:style-name="T7">Undiscovered,” Feb 2010 h</text:span><text:a xlink:type="simple" xlink:href="http://issuu.com/undiscoveredmagazine/docs/undiscovered_magazine_issue_1" office:target-frame-name="_blank" xlink:show="new"><text:span text:style-name="T10">ttp://issuu.com/undiscoveredmagazine/docs/undiscovered_magazine_issue_1</text:span></text:a></text:p>
      <text:p text:style-name="P5"><text:span text:style-name="T4">Oct 2009 - June 2010. </text:span><text:span text:style-name="T5">COLUMNIST</text:span><text:span text:style-name="T4">, online “*Celebrating the Success of Modern Woman.” Wrote a couple of general articles, then began column“Pursuing Your Dream."</text:span><text:a xlink:type="simple" xlink:href="http://csmw.wordpress.com/category/self-esteem/pursuing-your-dreams-self-esteem/"><text:span text:style-name="T13">http://csmw.wordpress.com/category/self-esteem/pursuing-your-dreams-self-esteem/</text:span></text:a><text:span text:style-name="T12">. </text:span><text:span text:style-name="T7">Contact:  former editor-in-chief, Rachel Boury, </text:span><text:a xlink:type="simple" xlink:href="mailto:raboury@gmail.com" office:target-frame-name="_blank" xlink:show="new"><text:span text:style-name="T10">raboury@gmail.com</text:span></text:a></text:p>
      <text:p text:style-name="P4">Oct 2009 - pr</text:p>
      <text:p text:style-name="P1"/>
      <text:p text:style-name="P1"><text:s text:c="4"/>April 2010 – July (?) 2010. <text:s/>READER/TEST SCORER, <text:span text:style-name="T2">Data Recognition Corporation. Temporary, full-time position - scoring written responses to standardized tests (in compliance with the No Child Left Behind Act) administered to elementary through high school age children. The tests scored are for various states and for multiple grade levels in the subjects of reading, writing, math, social studies and science. I was trained regarding scoring criteria for the test/subject I utilized and had </text:span></text:p>
      <text:p text:style-name="P1"><text:soft-page-break/><text:span text:style-name="T2">2</text:span></text:p>
      <text:p text:style-name="P1"><text:span text:style-name="T2"/></text:p>
      <text:p text:style-name="P1"><text:span text:style-name="T2">to pass a qualifying exam to demonstrate my understanding of how to score according to the scoring guidelines. Supervisor: <text:s/>Wendy Marik</text:span></text:p>
      <text:p text:style-name="P2"/>
      <text:p text:style-name="P1"><text:s text:c="4"/>March 2009 - present <text:s text:c="2"/>WRITING INTERN, <text:span text:style-name="T2">"Shave”</text:span> <text:span text:style-name="T2">Magazine.</text:span> <text:span text:style-name="T2">Write</text:span> <text:span text:style-name="T2">weekly</text:span> <text:span text:style-name="T2">assigned</text:span> <text:span text:style-name="T2">articles</text:span> <text:s/></text:p>
      <text:p text:style-name="P1"><text:s text:c="44"/><text:span text:style-name="T2">for</text:span> <text:span text:style-name="T2">free</text:span> <text:span text:style-name="T2">circulation,</text:span> <text:span text:style-name="T2">digital</text:span> <text:span text:style-name="T2">print. Men's</text:span> <text:span text:style-name="T2">magazine.</text:span> <text:span text:style-name="T2">My</text:span> <text:span text:style-name="T2">articles</text:span> <text:span text:style-name="T2">are</text:span> <text:span text:style-name="T2">uploaded</text:span></text:p>
      <text:p text:style-name="P1"><text:span text:style-name="T2"><text:s text:c="43"/></text:span><text:s/><text:span text:style-name="T2">onto</text:span> <text:span text:style-name="T2">a collab system</text:span>, <text:span text:style-name="T2">assigned</text:span> <text:span text:style-name="T2">to</text:span> <text:span text:style-name="T2">an</text:span> <text:span text:style-name="T2">editor,</text:span> <text:span text:style-name="T2">then</text:span> <text:span text:style-name="T2">resubmitted</text:span> <text:span text:style-name="T2">to a</text:span> <text:span text:style-name="T2">“final</text:span> </text:p>
      <text:p text:style-name="P1"><text:span text:style-name="T2"><text:s text:c="44"/>database,” where</text:span> <text:span text:style-name="T2">they</text:span> <text:span text:style-name="T2">are</text:span> <text:span text:style-name="T2">entered</text:span> <text:span text:style-name="T2">into</text:span> <text:span text:style-name="T2">a database</text:span> <text:span text:style-name="T2">to</text:span> <text:span text:style-name="T2">be</text:span> <text:span text:style-name="T2">part</text:span> <text:span text:style-name="T2">of</text:span> <text:span text:style-name="T2">a reserve</text:span></text:p>
      <text:p text:style-name="P1"><text:span text:style-name="T2"><text:s text:c="43"/></text:span><text:s/><text:span text:style-name="T2">quota</text:span> <text:span text:style-name="T2">of</text:span> <text:span text:style-name="T2">60</text:span> <text:span text:style-name="T2">back</text:span> <text:span text:style-name="T2">up</text:span> <text:span text:style-name="T2">articles</text:span> <text:span text:style-name="T2">they</text:span> <text:span text:style-name="T2">maintain</text:span> <text:span text:style-name="T2">for</text:span> <text:span text:style-name="T2">times</text:span> <text:span text:style-name="T2">other</text:span> <text:span text:style-name="T2">articles</text:span> <text:span text:style-name="T2">are</text:span></text:p>
      <text:p text:style-name="P1"><text:span text:style-name="T2"><text:s text:c="44"/></text:span><text:s/><text:span text:style-name="T2">running</text:span> <text:span text:style-name="T2">late.</text:span> <text:s/><text:span text:style-name="T2">My</text:span> <text:span text:style-name="T2">contact</text:span> <text:span text:style-name="T2">is</text:span> <text:span text:style-name="T2">Mike</text:span> <text:span text:style-name="T2">Zouhri,</text:span> <text:span text:style-name="T2">mike@shavemagazine.com.</text:span> <text:s text:c="5"/></text:p>
      <text:p text:style-name="P1"/>
      <text:p text:style-name="P1"><text:s text:c="4"/>Sept 2008 - DEC 2008 <text:s text:c="2"/>RESTAURANT QUALITY CONTROL REVIEWER for Guest Check</text:p>
      <text:p text:style-name="P1"><text:s text:c="45"/>Inc. <text:span text:style-name="T2">I dine</text:span> <text:span text:style-name="T2">anonymously</text:span> <text:span text:style-name="T2">at</text:span> <text:span text:style-name="T2">certain</text:span> <text:span text:style-name="T2">restaurants</text:span> <text:span text:style-name="T2">(Green</text:span> <text:span text:style-name="T2">Mill,</text:span> <text:span text:style-name="T2">Perkins,</text:span></text:p>
      <text:p text:style-name="P1"><text:s text:c="44"/><text:span text:style-name="T2">Grizzly's)</text:span> <text:span text:style-name="T2">for</text:span> <text:span text:style-name="T2">lunch</text:span> <text:span text:style-name="T2">or</text:span> <text:span text:style-name="T2">dinner,</text:span> <text:span text:style-name="T2">then</text:span> <text:span text:style-name="T2">complete</text:span> <text:span text:style-name="T2">audits</text:span> <text:span text:style-name="T2">that</text:span> <text:span text:style-name="T2">include</text:span></text:p>
      <text:p text:style-name="P1"><text:s text:c="45"/><text:span text:style-name="T2">recreating</text:span> <text:span text:style-name="T2">my</text:span> <text:span text:style-name="T2">entire</text:span> <text:span text:style-name="T2">dining</text:span> <text:span text:style-name="T2">experience,</text:span> <text:span text:style-name="T2">so</text:span> <text:span text:style-name="T2">corporate</text:span> <text:span text:style-name="T2">heads</text:span> <text:span text:style-name="T2">experience</text:span> </text:p>
      <text:p text:style-name="P1"><text:s text:c="45"/><text:span text:style-name="T2">the</text:span> <text:span text:style-name="T2">meal</text:span> <text:span text:style-name="T2">as</text:span> <text:span text:style-name="T2">I did</text:span> <text:span text:style-name="T2">and</text:span> <text:span text:style-name="T2">can</text:span> <text:span text:style-name="T2">surmise</text:span> <text:span text:style-name="T2">how</text:span> <text:span text:style-name="T2">much</text:span> <text:span text:style-name="T2">of</text:span> <text:span text:style-name="T2">what</text:span> <text:span text:style-name="T2">their</text:span> <text:span text:style-name="T2">staff</text:span> <text:span text:style-name="T2">is</text:span></text:p>
      <text:p text:style-name="P1"><text:s text:c="45"/><text:span text:style-name="T2">taught</text:span> <text:span text:style-name="T2">gets</text:span> <text:span text:style-name="T2">put</text:span> <text:span text:style-name="T2">into</text:span> <text:span text:style-name="T2">practice.</text:span> <text:s text:c="140"/></text:p>
      <text:p text:style-name="P1"><text:s text:c="3"/></text:p>
      <text:p text:style-name="P1"><text:s text:c="4"/>Aug 2008 - present, <text:s text:c="2"/>(paid) COPYWRITING INTERN, <text:span text:style-name="T2">cmacontentlab.com.</text:span> <text:span text:style-name="T2">I accept</text:span> <text:span text:style-name="T2">freelance</text:span></text:p>
      <text:p text:style-name="P1"><text:s text:c="51"/><text:span text:style-name="T2">writing</text:span> <text:span text:style-name="T2">assignments</text:span> (<text:span text:style-name="T2">average</text:span> <text:span text:style-name="T2">500</text:span> <text:span text:style-name="T2">words</text:span>), <text:span text:style-name="T2">mostly</text:span> <text:span text:style-name="T2">whereby <text:s/>I <text:s/></text:span><text:s text:c="8"/></text:p>
      <text:p text:style-name="P1"><text:s text:c="50"/><text:span text:style-name="T2"><text:s/>organize</text:span>, <text:span text:style-name="T2">edit</text:span>, <text:span text:style-name="T2">and</text:span> <text:span text:style-name="T2">rewrite</text:span> <text:span text:style-name="T2">DIY</text:span> <text:span text:style-name="T2">articles.</text:span> <text:span text:style-name="T2">Involves</text:span> <text:span text:style-name="T2">small</text:span> <text:span text:style-name="T2">amount</text:span> <text:span text:style-name="T2">of</text:span></text:p>
      <text:p text:style-name="P1"><text:s text:c="51"/><text:span text:style-name="T2">research.</text:span> <text:span text:style-name="T2">Same</text:span> <text:span text:style-name="T2">day</text:span> <text:span text:style-name="T2">deadlines.</text:span> <text:span text:style-name="T2">K series</text:span> <text:span text:style-name="T2">assignments.</text:span></text:p>
      <text:p text:style-name="P1"/>
      <text:p text:style-name="P1"><text:s text:c="3"/>Aug 2008 - ? <text:s text:c="14"/>Periodic postings on my own blog, <text:span text:style-name="T2">orble.com.</text:span> <text:span text:style-name="T2">I am</text:span> <text:span text:style-name="T2">writingmaniac.</text:span> </text:p>
      <text:p text:style-name="P1"/>
      <text:p text:style-name="P1"><text:s text:c="3"/>Jan-Mar 2008, <text:s text:c="8"/>INTERN, "<text:span text:style-name="T2">Ouch</text:span>" <text:span text:style-name="T2">magazine.</text:span> <text:span text:style-name="T2">Wrote</text:span> <text:span text:style-name="T2">articles</text:span> <text:span text:style-name="T2">for</text:span> <text:span text:style-name="T2">their</text:span> <text:span text:style-name="T2">online</text:span> <text:span text:style-name="T2">publication.</text:span></text:p>
      <text:p text:style-name="P1"><text:s text:c="31"/></text:p>
      <text:p text:style-name="P1"><text:s text:c="3"/>2007, spring. <text:s text:c="11"/>2 small opinion pieces, "<text:span text:style-name="T2">Women's</text:span> <text:span text:style-name="T2">Press</text:span>" </text:p>
      <text:p text:style-name="P1"/>
      <text:p text:style-name="Default_20_Text"><text:span text:style-name="T1"><text:s text:c="3"/>RECOGNITION. <text:s text:c="2"/>FIRST PLACE WINNER, March Contest</text:span><text:span text:style-name="T2"> </text:span><text:span text:style-name="T1">2010</text:span><text:span text:style-name="T2">, “igrad</text:span><text:span text:style-name="T1">” </text:span><text:span text:style-name="T2">online</text:span></text:p>
      <text:p text:style-name="P1"><text:s text:c="36"/><text:span text:style-name="T2">magazine (tips, tools, and advice for bridging the gap to “rel life”)</text:span></text:p>
      <text:p text:style-name="Default_20_Text"><text:span text:style-name="T2"><text:s text:c="35"/></text:span><text:span text:style-name="T1"><text:s/></text:span><text:span text:style-name="T2">at</text:span><text:span text:style-name="T1"> </text:span><text:a xlink:type="simple" xlink:href="http://myigrad.com/"><text:span text:style-name="T2">http</text:span></text:a><text:a xlink:type="simple" xlink:href="http://myigrad.com/"><text:span text:style-name="T1">://</text:span></text:a><text:a xlink:type="simple" xlink:href="http://myigrad.com/"><text:span text:style-name="T2">myigrad</text:span></text:a><text:a xlink:type="simple" xlink:href="http://myigrad.com/"><text:span text:style-name="T1">.</text:span></text:a><text:a xlink:type="simple" xlink:href="http://myigrad.com/"><text:span text:style-name="T2">com</text:span></text:a><text:a xlink:type="simple" xlink:href="http://myigrad.com/"><text:span text:style-name="T1">/</text:span></text:a><text:span text:style-name="T1">. </text:span><text:span text:style-name="T2">Received</text:span><text:span text:style-name="T1"> </text:span><text:span text:style-name="T2">an</text:span><text:span text:style-name="T1"> </text:span><text:span text:style-name="T2">invitation</text:span><text:span text:style-name="T1"> </text:span><text:span text:style-name="T2">to</text:span><text:span text:style-name="T1"> </text:span><text:span text:style-name="T2">become</text:span><text:span text:style-name="T1"> </text:span><text:span text:style-name="T2">a regular</text:span></text:p>
      <text:p text:style-name="P1"><text:s text:c="36"/><text:span text:style-name="T2">contributor</text:span>. <text:span text:style-name="T2">Link</text:span> <text:span text:style-name="T2">to</text:span> <text:span text:style-name="T2">winning</text:span> <text:span text:style-name="T2">piece</text:span>: <text:s text:c="2"/></text:p>
      <text:p text:style-name="P1"/>
      <text:p text:style-name="P1"><text:s text:c="36"/>FINALIST status, <text:span text:style-name="T2">story</text:span> <text:span text:style-name="T2">for</text:span> "<text:span text:style-name="T2">Chicken</text:span> <text:span text:style-name="T2">Soup</text:span> <text:span text:style-name="T2">for</text:span> <text:span text:style-name="T2">the</text:span> <text:span text:style-name="T2">Network</text:span> <text:span text:style-name="T2">Marketer's</text:span></text:p>
      <text:p text:style-name="P1"><text:s text:c="36"/><text:span text:style-name="T2">Soul</text:span>," <text:span text:style-name="T2">creative</text:span> <text:span text:style-name="T2">non</text:span> <text:span text:style-name="T2">fiction</text:span> <text:span text:style-name="T2">contest </text:span><text:s text:c="106"/></text:p>
      <text:p text:style-name="P1"><text:s text:c="36"/>("<text:span text:style-name="T2">An</text:span> <text:span text:style-name="T2">Unexpected</text:span> <text:span text:style-name="T2">Therapy</text:span>") <text:s text:c="169"/></text:p>
      <text:p text:style-name="P1"/>
      <text:p text:style-name="P1"><text:s text:c="3"/>RELEVANT PAID EXPERIENCE. </text:p>
      <text:p text:style-name="P1"/>
      <text:p text:style-name="P1"><text:s text:c="3"/>2002-2008, INDEPENDENT SALES REPRESENTATIVE. <text:span text:style-name="T2">Direct</text:span> <text:span text:style-name="T2">sales</text:span> <text:span text:style-name="T2">alternately</text:span> <text:span text:style-name="T2">with</text:span> <text:span text:style-name="T2">Mary</text:span></text:p>
      <text:p text:style-name="P1"><text:s text:c="22"/><text:span text:style-name="T2">Kay</text:span> <text:span text:style-name="T2">and</text:span> <text:span text:style-name="T2">AVON.</text:span> <text:s/><text:span text:style-name="T2">Experience</text:span> <text:span text:style-name="T2">with</text:span> <text:span text:style-name="T2">both</text:span> <text:span text:style-name="T2">technical</text:span> <text:span text:style-name="T2">and</text:span> <text:span text:style-name="T2">copywriting</text:span> <text:span text:style-name="T2">from</text:span> <text:span text:style-name="T2">creating</text:span></text:p>
      <text:p text:style-name="P1"><text:s text:c="22"/><text:span text:style-name="T2">flyers</text:span>, <text:span text:style-name="T2">brochures</text:span>, <text:span text:style-name="T2">questionaires</text:span> <text:span text:style-name="T2">for</text:span> <text:span text:style-name="T2">possible</text:span> <text:span text:style-name="T2">customers</text:span> <text:span text:style-name="T2">and</text:span> <text:span text:style-name="T2">recruits.</text:span> <text:s text:c="7"/></text:p>
      <text:p text:style-name="P1"/>
      <text:p text:style-name="P1">1989 - 1998, <text:s/>EXTENSIVE INTERVIEWING &amp; CHARTING (LEGAL DOCUMENTS) <text:span text:style-name="T2">As</text:span> <text:span text:style-name="T2">an</text:span></text:p>
      <text:p text:style-name="P1"><text:span text:style-name="T2"><text:s text:c="25"/>MHS</text:span> (<text:span text:style-name="T2">mental</text:span> <text:span text:style-name="T2">health</text:span> <text:span text:style-name="T2">specialist</text:span>). <text:span text:style-name="T2">I worked</text:span> <text:span text:style-name="T2">on</text:span> <text:span text:style-name="T2">an</text:span> <text:span text:style-name="T2">involuntary</text:span> <text:span text:style-name="T2">psychiatric</text:span> <text:span text:style-name="T2">unit</text:span> <text:span text:style-name="T2">with</text:span></text:p>
      <text:p text:style-name="P1"><text:s text:c="25"/><text:span text:style-name="T2">adult</text:span> <text:span text:style-name="T2">clients</text:span> <text:span text:style-name="T2">involuntarily</text:span> <text:span text:style-name="T2">detained.</text:span> <text:span text:style-name="T2">I interviewed</text:span> <text:span text:style-name="T2">clients</text:span>, <text:span text:style-name="T2">client</text:span> <text:span text:style-name="T2">families</text:span>, <text:span text:style-name="T2">law</text:span></text:p>
      <text:p text:style-name="P1"><text:s text:c="25"/><text:span text:style-name="T2">enforcement</text:span> <text:span text:style-name="T2">officials</text:span>, <text:span text:style-name="T2">area</text:span> <text:span text:style-name="T2">housing</text:span> <text:span text:style-name="T2">professionals</text:span>, <text:span text:style-name="T2">attornies</text:span>, <text:span text:style-name="T2">nurses</text:span>, <text:span text:style-name="T2">and</text:span></text:p>
      <text:p text:style-name="P1"><text:soft-page-break/>3 <text:s text:c="7"/></text:p>
      <text:p text:style-name="P1"/>
      <text:p text:style-name="P1"><text:s text:c="25"/><text:span text:style-name="T2">psychiatrists.</text:span> <text:span text:style-name="T2">Learned</text:span> <text:span text:style-name="T2">basic</text:span> <text:span text:style-name="T2">computer</text:span> <text:span text:style-name="T2">skills.</text:span> <text:s text:c="2"/></text:p>
      <text:p text:style-name="P1"/>
      <text:p text:style-name="P1"><text:s text:c="3"/>1987-1988, <text:s text:c="2"/>OPERATOR AT WESTERN UNION. <text:span text:style-name="T2">Typed</text:span> <text:span text:style-name="T2">dictated</text:span> <text:span text:style-name="T2">messages</text:span> <text:span text:style-name="T2">and</text:span> <text:span text:style-name="T2">business</text:span> <text:span text:style-name="T2">letters</text:span></text:p>
      <text:p text:style-name="P1"><text:s text:c="25"/>(<text:span text:style-name="T2">many</text:span> <text:span text:style-name="T2">served</text:span> <text:span text:style-name="T2">as</text:span> <text:span text:style-name="T2">legal</text:span> <text:span text:style-name="T2">documents</text:span>) <text:span text:style-name="T2">at</text:span> <text:span text:style-name="T2">80</text:span> <text:span text:style-name="T2">WPM.</text:span> </text:p>
      <text:p text:style-name="P1"><text:s/></text:p>
      <text:p text:style-name="P1"><text:s text:c="3"/>RELATED EXPERIENCE. </text:p>
      <text:p text:style-name="P1"/>
      <text:p text:style-name="P1"><text:s text:c="3"/>1985- 1988, <text:s/>I CREATED NEWSLETTERS <text:span text:style-name="T2">for</text:span> <text:span text:style-name="T2">in</text:span> <text:span text:style-name="T2">house</text:span> <text:span text:style-name="T2">communication</text:span> <text:span text:style-name="T2">at</text:span> <text:span text:style-name="T2">home</text:span> <text:span text:style-name="T2">health</text:span> <text:span text:style-name="T2">care</text:span></text:p>
      <text:p text:style-name="P1"><text:s text:c="24"/><text:span text:style-name="T2">agencies</text:span> <text:span text:style-name="T2">where</text:span> <text:span text:style-name="T2">I was</text:span> <text:span text:style-name="T2">a CNA.</text:span> </text:p>
      <text:p text:style-name="P1"/>
      <text:p text:style-name="P1"><text:s text:c="24"/>I CREATED A NEWSLETTER <text:span text:style-name="T2">for</text:span> <text:span text:style-name="T2">a Christian</text:span> <text:span text:style-name="T2">collegiate</text:span> <text:span text:style-name="T2">group.</text:span></text:p>
      <text:p text:style-name="P1"/>
      <text:p text:style-name="P1"><text:s text:c="24"/>I JUDGED a CHILDREN'S POETRY CONTEST <text:span text:style-name="T2">for</text:span> <text:span text:style-name="T2">2 years</text:span> (<text:span text:style-name="T2">until</text:span> <text:span text:style-name="T2">I moved</text:span> <text:span text:style-name="T2">to</text:span></text:p>
      <text:p text:style-name="P1"><text:s text:c="24"/><text:span text:style-name="T2">Seattle</text:span>). <text:s/></text:p>
      <text:p text:style-name="P1"><text:s text:c="3"/></text:p>
      <text:p text:style-name="P1"><text:s text:c="4"/>WRITING TOPICS OF INTEREST: <text:s/><text:span text:style-name="T2">personal</text:span> <text:span text:style-name="T2">growth</text:span>, <text:span text:style-name="T2">law</text:span> <text:span text:style-name="T2">of</text:span> <text:span text:style-name="T2">attraction</text:span>, <text:s/><text:span text:style-name="T2">inspirational</text:span>,</text:p>
      <text:p text:style-name="P1"><text:s text:c="69"/><text:span text:style-name="T2">spiritual</text:span>, <text:span text:style-name="T2">religious</text:span>, <text:span text:style-name="T2">women's</text:span> <text:span text:style-name="T2">issues</text:span>, <text:span text:style-name="T2">financial</text:span>,</text:p>
      <text:p text:style-name="P1"><text:s text:c="69"/><text:span text:style-name="T2">entertainment</text:span>, <text:span text:style-name="T2">real</text:span> <text:span text:style-name="T2">estate</text:span></text:p>
      <text:p text:style-name="P1"><text:s text:c="76"/></text:p>
      <text:p text:style-name="P1"/>
      <text:p text:style-name="P1"><text:s text:c="5"/>SPECIAL SKILLS: <text:s/><text:span text:style-name="T2">typing</text:span> <text:span text:style-name="T2">with</text:span> <text:span text:style-name="T2">minimal</text:span> <text:span text:style-name="T2">spelling</text:span> <text:span text:style-name="T2">and</text:span> <text:span text:style-name="T2">grammatical</text:span> <text:span text:style-name="T2">errors</text:span>, <text:span text:style-name="T2">editing</text:span>, </text:p>
      <text:p text:style-name="P1"><text:s text:c="31"/></text:p>
      <text:p text:style-name="P1"><text:s text:c="5"/>INTERESTS. <text:s/><text:span text:style-name="T2">I spend</text:span> <text:span text:style-name="T2">most</text:span> <text:span text:style-name="T2">of</text:span> <text:span text:style-name="T2">my</text:span> <text:span text:style-name="T2">time</text:span> <text:span text:style-name="T2">with</text:span> <text:span text:style-name="T2">my</text:span> <text:span text:style-name="T2">family.</text:span> <text:span text:style-name="T2">I am</text:span> <text:span text:style-name="T2">an</text:span> <text:span text:style-name="T2">avid</text:span> <text:span text:style-name="T2">reader.</text:span> <text:span text:style-name="T2">I love</text:span> <text:span text:style-name="T2">to</text:span> <text:span text:style-name="T2">travel.</text:span> <text:span text:style-name="T2">I love</text:span> <text:span text:style-name="T2">movies</text:span> <text:span text:style-name="T2">and</text:span> <text:span text:style-name="T2">music.</text:span> <text:span text:style-name="T2">We</text:span> <text:span text:style-name="T2">hope</text:span> <text:span text:style-name="T2">to</text:span> <text:span text:style-name="T2">adopt</text:span> <text:span text:style-name="T2">more</text:span> <text:span text:style-name="T2">children.</text:span> <text:span text:style-name="T2">And</text:span> <text:span text:style-name="T2">we</text:span> <text:span text:style-name="T2">enjoy</text:span> <text:span text:style-name="T2">buying</text:span> <text:span text:style-name="T2">fixer</text:span>-<text:span text:style-name="T2">upper</text:span> <text:span text:style-name="T2">real</text:span> <text:span text:style-name="T2">estate.</text:span> <text:s text:c="169"/></text:p>
      <text:p text:style-name="P1"><text:s text:c="22"/></text:p>
      <text:p text:style-name="P1"><text:s text:c="6"/></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Georgia, sans-serif"/>
    <style:font-face style:name="Tahoma1" svg:font-family="Tahoma"/>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0-01-16T19:44:41</meta:creation-date>
    <dc:creator>Toianna Wika</dc:creator>
    <dc:date>2010-11-23T14:49:23.42</dc:date>
    <dc:language>en-US</dc:language>
    <meta:editing-cycles>7</meta:editing-cycles>
    <meta:editing-duration>PT00H11M54S</meta:editing-duration>
    <meta:document-statistic meta:table-count="0" meta:image-count="0" meta:object-count="0" meta:page-count="3" meta:paragraph-count="76" meta:word-count="864" meta:character-count="8210"/>
    <meta:user-defined meta:name="Info 1"/>
    <meta:user-defined meta:name="Info 2"/>
    <meta:user-defined meta:name="Info 3"/>
    <meta:user-defined meta:name="Info 4"/>
  </office:meta>
</office:document-meta>
</file>